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Ordre</text:p>
            <text:p>à trouver</text:p>
          </table:table-cell>
          <table:table-cell office:value-type="string">
            <text:p>Couverture [C]</text:p>
          </table:table-cell>
          <table:table-cell office:value-type="string">
            <text:p>Masse total [M]</text:p>
          </table:table-cell>
          <table:table-cell office:value-type="string">
            <text:p>Moyenne intesitées [Mi]</text:p>
          </table:table-cell>
          <table:table-cell office:value-type="string">
            <text:p>erreur total [Et]</text:p>
          </table:table-cell>
          <table:table-cell office:value-type="string">
            <text:p>Solutio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formula="of:=[.C3]+[.E3]-ABS([.F3])" office:value-type="float" office:value="0.18008625323372">
            <text:p>0,1800862532</text:p>
          </table:table-cell>
          <table:table-cell office:value-type="float" office:value="4">
            <text:p>4</text:p>
          </table:table-cell>
          <table:table-cell table:formula="of:=[.D3]/1248.607533" office:value-type="float" office:value="0.10259025323372">
            <text:p>0,1025902532</text:p>
          </table:table-cell>
          <table:table-cell office:value-type="float" office:value="128.094963">
            <text:p>128,094963</text:p>
          </table:table-cell>
          <table:table-cell office:value-type="float" office:value="0.086956">
            <text:p>0,086956</text:p>
          </table:table-cell>
          <table:table-cell office:value-type="float" office:value="-0.00946">
            <text:p>-0,00946</text:p>
          </table:table-cell>
          <table:table-cell office:value-type="string">
            <text:p>K - </text:p>
          </table:table-cell>
        </table:table-row>
        <table:table-row table:style-name="ro2">
          <table:table-cell table:formula="of:=[.C4]+[.E4]-ABS([.F4])" office:value-type="float" office:value="0.704982038545101">
            <text:p>0,7049820385</text:p>
          </table:table-cell>
          <table:table-cell office:value-type="float" office:value="2">
            <text:p>2</text:p>
          </table:table-cell>
          <table:table-cell table:formula="of:=[.D4]/1248.607533" office:value-type="float" office:value="0.434312038545101">
            <text:p>0,4343120385</text:p>
          </table:table-cell>
          <table:table-cell office:value-type="float" office:value="542.285283">
            <text:p>542,285283</text:p>
          </table:table-cell>
          <table:table-cell office:value-type="float" office:value="0.28687">
            <text:p>0,28687</text:p>
          </table:table-cell>
          <table:table-cell office:value-type="float" office:value="0.0162">
            <text:p>0,0162</text:p>
          </table:table-cell>
          <table:table-cell office:value-type="string">
            <text:p>K - W - I/L - D - </text:p>
          </table:table-cell>
        </table:table-row>
        <table:table-row table:style-name="ro2">
          <table:table-cell table:formula="of:=[.C5]+[.E5]-ABS([.F5])" office:value-type="float" office:value="0.826063387994752">
            <text:p>0,826063388</text:p>
          </table:table-cell>
          <table:table-cell office:value-type="float" office:value="1">
            <text:p>1</text:p>
          </table:table-cell>
          <table:table-cell table:formula="of:=[.D5]/1248.607533" office:value-type="float" office:value="0.435070987994752">
            <text:p>0,435070988</text:p>
          </table:table-cell>
          <table:table-cell office:value-type="float" office:value="543.232913">
            <text:p>543,232913</text:p>
          </table:table-cell>
          <table:table-cell office:value-type="float" office:value="0.413431">
            <text:p>0,413431</text:p>
          </table:table-cell>
          <table:table-cell office:value-type="float" office:value="0.0224386">
            <text:p>0,0224386</text:p>
          </table:table-cell>
          <table:table-cell office:value-type="string">
            <text:p>E - W - I/L - D -</text:p>
          </table:table-cell>
        </table:table-row>
        <table:table-row table:style-name="ro2">
          <table:table-cell table:formula="of:=[.C6]+[.E6]-ABS([.F6])" office:value-type="float" office:value="0.701042898083396">
            <text:p>0,7010428981</text:p>
          </table:table-cell>
          <table:table-cell office:value-type="float" office:value="3">
            <text:p>3</text:p>
          </table:table-cell>
          <table:table-cell table:formula="of:=[.D6]/1248.607533" office:value-type="float" office:value="0.434282898083396">
            <text:p>0,4342828981</text:p>
          </table:table-cell>
          <table:table-cell office:value-type="float" office:value="542.248898">
            <text:p>542,248898</text:p>
          </table:table-cell>
          <table:table-cell office:value-type="float" office:value="0.28687">
            <text:p>0,28687</text:p>
          </table:table-cell>
          <table:table-cell office:value-type="float" office:value="-0.02011">
            <text:p>-0,02011</text:p>
          </table:table-cell>
          <table:table-cell office:value-type="string">
            <text:p>Q - W - I/L - D -</text:p>
          </table:table-cell>
        </table:table-row>
        <table:table-row table:style-name="ro2">
          <table:table-cell table:formula="of:=[.C7]+[.E7]-ABS([.F7])" office:value-type="float" office:value="0.14366365259358">
            <text:p>0,1436636526</text:p>
          </table:table-cell>
          <table:table-cell office:value-type="float" office:value="5">
            <text:p>5</text:p>
          </table:table-cell>
          <table:table-cell table:formula="of:=[.D7]/1248.607533" office:value-type="float" office:value="0.10256095259358">
            <text:p>0,1025609526</text:p>
          </table:table-cell>
          <table:table-cell office:value-type="float" office:value="128.058378">
            <text:p>128,058378</text:p>
          </table:table-cell>
          <table:table-cell office:value-type="float" office:value="0.086956">
            <text:p>0,086956</text:p>
          </table:table-cell>
          <table:table-cell office:value-type="float" office:value="-0.0458533">
            <text:p>-0,0458533</text:p>
          </table:table-cell>
          <table:table-cell office:value-type="string">
            <text:p>Q -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formula="of:=[.C9]+[.E9]-ABS([.F9])" office:value-type="float" office:value="0.772979490863146">
            <text:p>0,7729794909</text:p>
          </table:table-cell>
          <table:table-cell office:value-type="float" office:value="1">
            <text:p>1</text:p>
          </table:table-cell>
          <table:table-cell table:formula="of:=[.D9]/1248.607533" office:value-type="float" office:value="0.220376194863146">
            <text:p>0,2203761949</text:p>
          </table:table-cell>
          <table:table-cell office:value-type="float" office:value="275.163377">
            <text:p>275,163377</text:p>
          </table:table-cell>
          <table:table-cell office:value-type="float" office:value="0.552795031">
            <text:p>0,552795031</text:p>
          </table:table-cell>
          <table:table-cell office:value-type="float" office:value="0.000191735">
            <text:p>0,000191735</text:p>
          </table:table-cell>
          <table:table-cell office:value-type="string">
            <text:p>- K - F</text:p>
          </table:table-cell>
        </table:table-row>
        <table:table-row table:style-name="ro2">
          <table:table-cell table:formula="of:=[.C10]+[.E10]-ABS([.F10])" office:value-type="float" office:value="0.203110279684328">
            <text:p>0,2031102797</text:p>
          </table:table-cell>
          <table:table-cell office:value-type="float" office:value="3">
            <text:p>3</text:p>
          </table:table-cell>
          <table:table-cell table:formula="of:=[.D10]/1248.607533" office:value-type="float" office:value="0.0809282951843283">
            <text:p>0,0809282952</text:p>
          </table:table-cell>
          <table:table-cell office:value-type="float" office:value="101.047679">
            <text:p>101,047679</text:p>
          </table:table-cell>
          <table:table-cell office:value-type="float" office:value="0.2236024845">
            <text:p>0,2236024845</text:p>
          </table:table-cell>
          <table:table-cell office:value-type="float" office:value="0.1014205">
            <text:p>0,1014205</text:p>
          </table:table-cell>
          <table:table-cell office:value-type="string">
            <text:p>- T</text:p>
          </table:table-cell>
        </table:table-row>
        <table:table-row table:style-name="ro2">
          <table:table-cell table:formula="of:=[.C11]+[.E11]-ABS([.F11])" office:value-type="float" office:value="0.486565350401441">
            <text:p>0,4865653504</text:p>
          </table:table-cell>
          <table:table-cell office:value-type="float" office:value="2">
            <text:p>2</text:p>
          </table:table-cell>
          <table:table-cell table:formula="of:=[.D11]/1248.607533" office:value-type="float" office:value="0.220347054401441">
            <text:p>0,2203470544</text:p>
          </table:table-cell>
          <table:table-cell office:value-type="float" office:value="275.126992">
            <text:p>275,126992</text:p>
          </table:table-cell>
          <table:table-cell office:value-type="float" office:value="0.302795031">
            <text:p>0,302795031</text:p>
          </table:table-cell>
          <table:table-cell office:value-type="float" office:value="0.036576735">
            <text:p>0,036576735</text:p>
          </table:table-cell>
          <table:table-cell office:value-type="string">
            <text:p>- Q - F</text:p>
          </table:table-cell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3:Feuille1.G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2-11-14T15:51:42</meta:creation-date>
    <dc:date>2012-11-16T15:04:28</dc:date>
    <dc:creator>maxime </dc:creator>
    <meta:editing-duration>P1DT23H10M13S</meta:editing-duration>
    <meta:editing-cycles>2</meta:editing-cycles>
    <meta:generator>LibreOffice/3.5$Linux_x86 LibreOffice_project/350m1$Build-2</meta:generator>
    <meta:document-statistic meta:table-count="3" meta:cell-count="62" meta:object-count="0"/>
  </office:meta>
</office:document-meta>
</file>